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10.8382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6.1398in"/>
    </style:style>
    <style:style style:name="co9" style:family="table-column">
      <style:table-column-properties fo:break-before="auto" style:column-width="1.0535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0.6783in"/>
    </style:style>
    <style:style style:name="co12" style:family="table-column">
      <style:table-column-properties fo:break-before="auto" style:column-width="0.7102in"/>
    </style:style>
    <style:style style:name="co13" style:family="table-column">
      <style:table-column-properties fo:break-before="auto" style:column-width="7.8083in"/>
    </style:style>
    <style:style style:name="co14" style:family="table-column">
      <style:table-column-properties fo:break-before="auto" style:column-width="2.8764in"/>
    </style:style>
    <style:style style:name="co15" style:family="table-column">
      <style:table-column-properties fo:break-before="auto" style:column-width="1.7618in"/>
    </style:style>
    <style:style style:name="co16" style:family="table-column">
      <style:table-column-properties fo:break-before="auto" style:column-width="1.9654in"/>
    </style:style>
    <style:style style:name="co17" style:family="table-column">
      <style:table-column-properties fo:break-before="auto" style:column-width="1.622in"/>
    </style:style>
    <style:style style:name="co18" style:family="table-column">
      <style:table-column-properties fo:break-before="auto" style:column-width="2.4693in"/>
    </style:style>
    <style:style style:name="co19" style:family="table-column">
      <style:table-column-properties fo:break-before="auto" style:column-width="2.3189in"/>
    </style:style>
    <style:style style:name="co20" style:family="table-column">
      <style:table-column-properties fo:break-before="auto" style:column-width="1.8902in"/>
    </style:style>
    <style:style style:name="co21" style:family="table-column">
      <style:table-column-properties fo:break-before="auto" style:column-width="2.2866in"/>
    </style:style>
    <style:style style:name="co22" style:family="table-column">
      <style:table-column-properties fo:break-before="auto" style:column-width="7.598in"/>
    </style:style>
    <style:style style:name="co23" style:family="table-column">
      <style:table-column-properties fo:break-before="auto" style:column-width="1.311in"/>
    </style:style>
    <style:style style:name="co24" style:family="table-column">
      <style:table-column-properties fo:break-before="auto" style:column-width="1.1717in"/>
    </style:style>
    <style:style style:name="co25" style:family="table-column">
      <style:table-column-properties fo:break-before="auto" style:column-width="0.9575in"/>
    </style:style>
    <style:style style:name="co26" style:family="table-column">
      <style:table-column-properties fo:break-before="auto" style:column-width="0.5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endor-downToEarth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9" table:visibility="collapse" table:default-cell-style-name="Default"/>
        <table:table-column table:style-name="co21" table:visibility="collapse" table:number-columns-repeated="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Handle</text:p>
          </table:table-cell>
          <table:table-cell office:value-type="string" calcext:value-type="string">
            <text:p>Published</text:p>
          </table:table-cell>
          <table:table-cell office:value-type="string" calcext:value-type="string">
            <text:p>Option1 Value</text:p>
          </table:table-cell>
          <table:table-cell office:value-type="string" calcext:value-type="string">
            <text:p>Image Position</text:p>
          </table:table-cell>
          <table:table-cell office:value-type="string" calcext:value-type="string">
            <text:p>Image Src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citrus-mix-6-3-3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itrus Mix 6-3-3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63-Right.jpg?v=1615590979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insect-frass-3-1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Insect Frass 3-1-1 2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64-Right.jpg?v=1615590977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azomite-sr-powder-0-0-0-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Azomite Sr Powder 0-0-0.2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51-Right.jpg?v=1615590975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vegan-mix-3-2-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Vegan Mix 3-2-2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21-Right.jpg?v=1615590973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vegan-mix-3-2-2</text:p>
          </table:table-cell>
          <table:table-cell/>
          <table:table-cell office:value-type="string" calcext:value-type="string">
            <text:p>Vegan Mix 3-2-2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3225.jpg?v=1615590973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shrimp-meal-6-6-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hrimp Meal 6-6-0 1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1933-3.jpg?v=1615590970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rose-and-flower-mix-4-8-4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Rose and Flower Mix 4-8-4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20-Right.jpg?v=1615590968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rock-phosphate-0-3-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Rock Phosphate 0-3-0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15-Right.jpg?v=1615590966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neem-seed-meal-6-1-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Neem Seed Meal 6-1-2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25-Right-1.jpg?v=1615590964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langbeinite-0-0-2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Langbeinite 0-0-22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52-Right-3.jpg?v=1615590962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langbeinite-0-0-22</text:p>
          </table:table-cell>
          <table:table-cell/>
          <table:table-cell office:value-type="string" calcext:value-type="string">
            <text:p>Langbeinite 0-0-22 50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2522-2.jpg?v=1615590962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kelp-meal-1-0-1-2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Kelp Meal 1-0.1-2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13-Right-3.jpg?v=1615590958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kelp-meal-1-0-1-2</text:p>
          </table:table-cell>
          <table:table-cell/>
          <table:table-cell office:value-type="string" calcext:value-type="string">
            <text:p>Kelp Meal 1-0.1-2 20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1966-2.jpg?v=1615590958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phosphorus-seabird-guano-0-11-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igh Phosphorus Seabird Guano 0-11-0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16-Right-1.jpg?v=1615590955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phosphorus-seabird-guano-0-11-0</text:p>
          </table:table-cell>
          <table:table-cell/>
          <table:table-cell office:value-type="string" calcext:value-type="string">
            <text:p>High Phosphorus Seabird Guano 0-11-0 40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2539-2.jpg?v=1615590955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high-nitrogen-bat-guano-7-3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igh Nitrogen Bat Guano 7-3-1 2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87-Right.jpg?v=1615590952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granular-humic-acid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Granular Humic Acid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27-Right-2.jpg?v=1615590950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granular-humic-acid</text:p>
          </table:table-cell>
          <table:table-cell/>
          <table:table-cell office:value-type="string" calcext:value-type="string">
            <text:p>Granular Humic Acid 50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2850-2.jpg?v=1615590950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fish-meal-8-6-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Fish Meal 8-6-0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89-Right.jpg?v=1615590946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feather-meal-12-0-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Feather Meal 12-0-0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10-Right-2.jpg?v=1615590944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feather-meal-12-0-0</text:p>
          </table:table-cell>
          <table:table-cell/>
          <table:table-cell office:value-type="string" calcext:value-type="string">
            <text:p>Feather Meal 12-0-0 20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25681-1.jpg?v=16155909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rab-meal-4-3-0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rab Meal 4-3-0 40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3940-2.jpg?v=16155909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ttonseed-meal-6-2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ttonseed Meal 6-2-1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59-Right.jpg?v=161559093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lood-meal-12-0-0-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Default 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Heavy16-13_4b72952b-f8fa-4324-ae82-d0a187b9b403.jpg?v=16155909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one-meal-3-15-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Bone Meal - 3-15-0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58-Right.jpg?v=16152416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one-meal-3-15-0</text:p>
          </table:table-cell>
          <table:table-cell/>
          <table:table-cell office:value-type="string" calcext:value-type="string">
            <text:p>Bone Meal - 3-15-0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2401-1.jpg?v=16152416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one-meal-3-15-0</text:p>
          </table:table-cell>
          <table:table-cell/>
          <table:table-cell office:value-type="string" calcext:value-type="string">
            <text:p>Bone Meal - 3-15-0 50 l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01961-2.jpg?v=161524162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io-live-5-4-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Bio-Live 5-4-2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28-Right-2.jpg?v=16152416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io-live-5-4-2</text:p>
          </table:table-cell>
          <table:table-cell/>
          <table:table-cell office:value-type="string" calcext:value-type="string">
            <text:p>Bio-Live 5-4-2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1924-1.jpg?v=1615241619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bio-live-5-4-2</text:p>
          </table:table-cell>
          <table:table-cell/>
          <table:table-cell office:value-type="string" calcext:value-type="string">
            <text:p>Bio-Live 5-4-2 50 l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01925.jpg?v=1615241619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bio-fish-7-7-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Bio-Fish 7-7-2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07842-Right_aa6d5801-55f2-479f-98e6-48383fb31013.jpg?v=1615241615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bio-fish-7-7-2</text:p>
          </table:table-cell>
          <table:table-cell/>
          <table:table-cell office:value-type="string" calcext:value-type="string">
            <text:p>Bio-Fish 7-7-2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03502-1_1a2fe5b5-bc43-49fc-a065-353622470df0.jpg?v=1615241615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bio-fish-7-7-2</text:p>
          </table:table-cell>
          <table:table-cell/>
          <table:table-cell office:value-type="string" calcext:value-type="string">
            <text:p>Bio-Fish 7-7-2 50 l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03499-2_10a38ad7-fb20-4ca9-906d-ceb3ac3d4305.jpg?v=1615241615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cid-mix-4-3-6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Acid Mix 4-3-6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cidMix4-3-6_1800794f-9215-4275-b8c4-de84b48ee77e.jpg?v=1615241610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cid-mix-4-3-6</text:p>
          </table:table-cell>
          <table:table-cell/>
          <table:table-cell office:value-type="string" calcext:value-type="string">
            <text:p>Acid Mix 4-3-6 25 lbs</text:p>
          </table:table-cell>
          <table:table-cell table:number-columns-repeated="8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cid-mix-4-3-6</text:p>
          </table:table-cell>
          <table:table-cell/>
          <table:table-cell office:value-type="string" calcext:value-type="string">
            <text:p>Acid Mix 4-3-6 50 lbs</text:p>
          </table:table-cell>
          <table:table-cell table:number-columns-repeated="8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gmino-powder-14-0-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AGmino 14-0-0 - 1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Gmino14-0-0_a57a4a6a-4728-42f7-890e-7fe1179ffced.jpg?v=1615241608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gmino-powder-14-0-0</text:p>
          </table:table-cell>
          <table:table-cell/>
          <table:table-cell office:value-type="string" calcext:value-type="string">
            <text:p>AGmino 14-0-0 - 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_to_Earth_-_AGmino_14-0-0_1LB_c8ae293e-e9b4-426c-98ea-ba52ba8eb771.jpg?v=1615241608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agmino-powder-14-0-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owntoEarth-AGmino14-0-01LB_8bbb4a52-352e-4275-95aa-d4adbdaaaf60.jpg?v=1615241608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zomite-granulated-0-0-0-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Azomite Granulated 0-0-0.2 -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zomiteGranulated0-0-0.25.jpg?v=1615228698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zomite-granulated-0-0-0-2</text:p>
          </table:table-cell>
          <table:table-cell/>
          <table:table-cell office:value-type="string" calcext:value-type="string">
            <text:p>Azomite Granulated 0-0-0.2 - 50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toEarth-AzomiteGranulated0-0-0.225lbs.jpg?v=1615228698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all-purpose-4-6-2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All Purpose 4-6-2 - 6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llPurpose4-6-2-6lbs.jpg?v=1615227595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ll-purpose-4-6-2</text:p>
          </table:table-cell>
          <table:table-cell/>
          <table:table-cell office:value-type="string" calcext:value-type="string">
            <text:p>All Purpose 4-6-2 -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toEarth-AllPurpose4-6-2-25lbs.jpg?v=1615227595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ll-purpose-4-6-2</text:p>
          </table:table-cell>
          <table:table-cell/>
          <table:table-cell office:value-type="string" calcext:value-type="string">
            <text:p>All Purpose 4-6-2 - 50 lb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cdn.shopify.com/s/files/1/0417/5675/4069/products/DowntoEarth-AllPurpose4-6-2-50lbs.jpg?v=1615227595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lfalfa-meal-2-5-5-2-5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Alfalfa Meal 2.5-.5-2.5 - 5 l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cdn.shopify.com/s/files/1/0417/5675/4069/products/DowntoEarth-AlfalfaMeal2.5-.5-2.525lb.jpg?v=1615227221</text:p>
          </table:table-cell>
          <table:table-cell table:number-columns-repeated="6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lfalfa-meal-2-5-5-2-5</text:p>
          </table:table-cell>
          <table:table-cell/>
          <table:table-cell office:value-type="string" calcext:value-type="string">
            <text:p>Alfalfa Meal 2.5-.5-2.5 - 25 l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cdn.shopify.com/s/files/1/0417/5675/4069/products/DowntoEarth-AlfalfaMeal2.5-.5-2.5.jpg?v=1615227221</text:p>
          </table:table-cell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13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 table:number-rows-repeated="14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1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7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5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6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6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7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7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7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8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7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0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0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18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18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0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13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0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1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1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7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6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8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8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15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15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6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6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4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4">
          <table:table-cell table:number-columns-repeated="32"/>
        </table:table-row>
        <table:table-row table:style-name="ro1" table:number-rows-repeated="7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63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6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 table:number-rows-repeated="6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4">
          <table:table-cell table:number-columns-repeated="32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 table:number-rows-repeated="7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5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16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32"/>
        </table:table-row>
        <table:table-row table:style-name="ro1" table:number-rows-repeated="9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6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4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6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 table:number-rows-repeated="3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7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 table:number-rows-repeated="2">
          <table:table-cell table:number-columns-repeated="11"/>
          <table:table-cell table:style-name="ce1"/>
          <table:table-cell table:number-columns-repeated="20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5"/>
        </table:table-row>
        <table:table-row table:style-name="ro1">
          <table:table-cell table:number-columns-repeated="11"/>
          <table:table-cell table:style-name="ce1"/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2:43:21.183175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9T12:50:05.078023472</dc:date>
    <meta:editing-duration>PT9H40M18S</meta:editing-duration>
    <meta:editing-cycles>5</meta:editing-cycles>
    <meta:generator>LibreOffice/7.0.5.2$Linux_X86_64 LibreOffice_project/00$Build-2</meta:generator>
    <meta:document-statistic meta:table-count="1" meta:cell-count="210" meta:object-count="0"/>
  </office:meta>
</office:document-meta>
</file>